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1000003F8372F9FB2F658966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103cm" svg:height="8.601cm" svg:x="1.644cm" svg:y="1.07cm">
          <draw:image xlink:href="Pictures/10000201000002D1000003F8372F9FB2F658966F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.644cm" svg:y="9.67cm">
          <draw:image xlink:href="Pictures/10000201000002D1000003F8372F9FB2F658966F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.644cm" svg:y="18.27cm">
          <draw:image xlink:href="Pictures/10000201000002D1000003F8372F9FB2F658966F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7.744cm" svg:y="1.07cm">
          <draw:image xlink:href="Pictures/10000201000002D1000003F8372F9FB2F658966F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7.744cm" svg:y="9.67cm">
          <draw:image xlink:href="Pictures/10000201000002D1000003F8372F9FB2F658966F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7.744cm" svg:y="18.27cm">
          <draw:image xlink:href="Pictures/10000201000002D1000003F8372F9FB2F658966F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3.844cm" svg:y="1.07cm">
          <draw:image xlink:href="Pictures/10000201000002D1000003F8372F9FB2F658966F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3.844cm" svg:y="9.67cm">
          <draw:image xlink:href="Pictures/10000201000002D1000003F8372F9FB2F658966F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3.844cm" svg:y="18.27cm">
          <draw:image xlink:href="Pictures/10000201000002D1000003F8372F9FB2F658966F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3T14:23:25.325515886</meta:creation-date>
    <meta:print-date>2024-01-23T16:26:37.323117490</meta:print-date>
    <dc:date>2024-01-24T15:30:20.616109444</dc:date>
    <meta:editing-duration>PT57M6S</meta:editing-duration>
    <meta:editing-cycles>12</meta:editing-cycles>
    <meta:generator>LibreOffice/6.4.7.2$Linux_X86_64 LibreOffice_project/40$Build-2</meta:generator>
    <meta:document-statistic meta:object-count="9"/>
  </office:meta>
</office:document-meta>
</file>